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table:style-name="ce65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table:style-name="ce35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ombinatorics" xlink:type="simple">Combinatorics</text:a></text:span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table:style-name="ce35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table:style-name="ce4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8:34:00.533183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18:54:45.658925823</dc:date>
    <meta:editing-duration>PT18H10M35S</meta:editing-duration>
    <meta:editing-cycles>682</meta:editing-cycles>
    <meta:generator>LibreOffice/7.1.5.2$Linux_X86_64 LibreOffice_project/10$Build-2</meta:generator>
    <meta:document-statistic meta:table-count="8" meta:cell-count="2721" meta:object-count="0"/>
  </office:meta>
</office:document-meta>
</file>